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14pt" fo:font-weight="bold" officeooo:rsid="00134060" officeooo:paragraph-rsid="00176397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officeooo:paragraph-rsid="000fb9d9" style:font-size-asian="14pt" style:font-size-complex="14pt"/>
    </style:style>
    <style:style style:name="P3" style:family="paragraph" style:parent-style-name="Standard">
      <style:text-properties fo:font-size="14pt" officeooo:paragraph-rsid="0017eb8f" style:font-size-asian="14pt" style:font-size-complex="14pt"/>
    </style:style>
    <style:style style:name="P4" style:family="paragraph" style:parent-style-name="Standard">
      <style:text-properties fo:font-size="14pt" fo:font-weight="bold" officeooo:paragraph-rsid="000fb9d9" style:font-size-asian="14pt" style:font-weight-asian="bold" style:font-size-complex="14pt" style:font-weight-complex="bold"/>
    </style:style>
    <style:style style:name="P5" style:family="paragraph" style:parent-style-name="Standard" style:master-page-name="Standard">
      <style:paragraph-properties style:page-number="auto"/>
      <style:text-properties fo:font-size="14pt" fo:font-weight="bold" officeooo:paragraph-rsid="000fb9d9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paragraph-rsid="000fb9d9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29c106" officeooo:paragraph-rsid="0029c106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officeooo:paragraph-rsid="000fb9d9" style:font-size-asian="14pt" style:font-size-complex="14pt"/>
    </style:style>
    <style:style style:name="P9" style:family="paragraph" style:parent-style-name="Standard">
      <style:text-properties fo:font-size="14pt" officeooo:rsid="0029edd2" officeooo:paragraph-rsid="000fb9d9" style:font-size-asian="14pt" style:font-size-complex="14pt"/>
    </style:style>
    <style:style style:name="P10" style:family="paragraph" style:parent-style-name="Standard">
      <style:text-properties fo:font-size="14pt" officeooo:rsid="0029edd2" officeooo:paragraph-rsid="0029edd2" style:font-size-asian="14pt" style:font-size-complex="14pt"/>
    </style:style>
    <style:style style:name="P11" style:family="paragraph" style:parent-style-name="Standard">
      <style:text-properties fo:font-size="14pt" fo:font-weight="normal" officeooo:rsid="0010b426" officeooo:paragraph-rsid="0029c106" style:font-size-asian="14pt" style:font-weight-asian="normal" style:font-size-complex="14pt" style:font-weight-complex="normal"/>
    </style:style>
    <style:style style:name="T1" style:family="text">
      <style:text-properties officeooo:rsid="0017639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ace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) accept stack and perform push and pop operations.</text:p>
      <text:p text:style-name="P2">#include&lt;stdio.h&gt;</text:p>
      <text:p text:style-name="P2">#define MAX 5</text:p>
      <text:p text:style-name="P2"/>
      <text:p text:style-name="P2">struct stack</text:p>
      <text:p text:style-name="P2">{</text:p>
      <text:p text:style-name="P2"><text:tab/>int a[MAX];</text:p>
      <text:p text:style-name="P2"><text:tab/>int top;</text:p>
      <text:p text:style-name="P2">}s;</text:p>
      <text:p text:style-name="P2"/>
      <text:p text:style-name="P2">void init()</text:p>
      <text:p text:style-name="P2">{</text:p>
      <text:p text:style-name="P2"><text:tab/>s.top==-1;</text:p>
      <text:p text:style-name="P2">}</text:p>
      <text:p text:style-name="P2"/>
      <text:p text:style-name="P2">int isempty()</text:p>
      <text:p text:style-name="P2">{</text:p>
      <text:p text:style-name="P2"><text:tab/>if(s.top==-1)</text:p>
      <text:p text:style-name="P2"><text:tab/>return 1;</text:p>
      <text:p text:style-name="P2"><text:tab/>else</text:p>
      <text:p text:style-name="P2"><text:tab/>return 0;</text:p>
      <text:p text:style-name="P2">}</text:p>
      <text:p text:style-name="P2"/>
      <text:p text:style-name="P2">int isfull()</text:p>
      <text:p text:style-name="P2">{</text:p>
      <text:p text:style-name="P2"><text:tab/>if(s.top==MAX-1)</text:p>
      <text:p text:style-name="P2"><text:tab/>return 1;</text:p>
      <text:p text:style-name="P2"><text:tab/>else</text:p>
      <text:p text:style-name="P2"><text:tab/>return 0;</text:p>
      <text:p text:style-name="P2">}</text:p>
      <text:p text:style-name="P2"/>
      <text:p text:style-name="P2">void push(int num)</text:p>
      <text:p text:style-name="P2">{</text:p>
      <text:p text:style-name="P2"><text:tab/>if(isfull())</text:p>
      <text:p text:style-name="P2"><text:tab/>{</text:p>
      <text:p text:style-name="P2"><text:tab/><text:tab/>printf("stack is full");</text:p>
      <text:p text:style-name="P2"><text:tab/>}</text:p>
      <text:p text:style-name="P2"><text:tab/>else</text:p>
      <text:p text:style-name="P2"><text:tab/>{</text:p>
      <text:p text:style-name="P2"><text:tab/><text:tab/>s.top++;</text:p>
      <text:p text:style-name="P2"><text:tab/><text:tab/>s.a[s.top]=num;</text:p>
      <text:p text:style-name="P2"><text:tab/><text:tab/>printf("insert..");</text:p>
      <text:p text:style-name="P2"><text:tab/>}</text:p>
      <text:p text:style-name="P2"><text:soft-page-break/>}</text:p>
      <text:p text:style-name="P2"/>
      <text:p text:style-name="P2">int pop()</text:p>
      <text:p text:style-name="P2">{</text:p>
      <text:p text:style-name="P2"><text:tab/>int val;</text:p>
      <text:p text:style-name="P2"><text:tab/>if(isempty())</text:p>
      <text:p text:style-name="P2"><text:tab/>{</text:p>
      <text:p text:style-name="P2"><text:tab/><text:tab/>printf("stack is empty");</text:p>
      <text:p text:style-name="P2"><text:tab/>}</text:p>
      <text:p text:style-name="P2"><text:tab/>else</text:p>
      <text:p text:style-name="P2"><text:tab/>{</text:p>
      <text:p text:style-name="P2"><text:tab/><text:tab/>val=s.a[s.top];</text:p>
      <text:p text:style-name="P2"><text:tab/><text:tab/>s.top--;</text:p>
      <text:p text:style-name="P2"><text:tab/>}</text:p>
      <text:p text:style-name="P2"><text:tab/>return val;</text:p>
      <text:p text:style-name="P2">}</text:p>
      <text:p text:style-name="P2"/>
      <text:p text:style-name="P2">void display()</text:p>
      <text:p text:style-name="P2">{</text:p>
      <text:p text:style-name="P2"><text:tab/>int i;</text:p>
      <text:p text:style-name="P2"><text:tab/>for(i=s.top;i&gt;=0;i--)</text:p>
      <text:p text:style-name="P2"><text:tab/>{</text:p>
      <text:p text:style-name="P2"><text:tab/><text:tab/>printf("%d\n",s.a[i]);</text:p>
      <text:p text:style-name="P2"><text:tab/>}</text:p>
      <text:p text:style-name="P2">}</text:p>
      <text:p text:style-name="P2"/>
      <text:p text:style-name="P2">int main()</text:p>
      <text:p text:style-name="P2">{</text:p>
      <text:p text:style-name="P2"><text:tab/>int num,ch;</text:p>
      <text:p text:style-name="P2"><text:tab/>init();</text:p>
      <text:p text:style-name="P2"><text:tab/>do{</text:p>
      <text:p text:style-name="P2"><text:tab/><text:tab/>printf("\n 1:push \n 2:pop \n 3:display");</text:p>
      <text:p text:style-name="P2"><text:tab/><text:tab/>printf("\n enter choice=");</text:p>
      <text:p text:style-name="P2"><text:tab/><text:tab/>scanf("%d",&amp;ch);</text:p>
      <text:p text:style-name="P2"><text:tab/><text:tab/>switch(ch)</text:p>
      <text:p text:style-name="P2"><text:tab/><text:tab/>{</text:p>
      <text:p text:style-name="P2"><text:tab/><text:tab/><text:tab/>case 1:printf("enter num=");</text:p>
      <text:p text:style-name="P2"><text:tab/><text:tab/><text:tab/> <text:s text:c="9"/>scanf("%d",&amp;num);</text:p>
      <text:p text:style-name="P2"><text:tab/><text:tab/><text:tab/> <text:s text:c="9"/>push(num);</text:p>
      <text:p text:style-name="P2"><text:tab/><text:tab/><text:tab/> <text:s text:c="9"/>break;</text:p>
      <text:p text:style-name="P2"><text:tab/><text:tab/><text:tab/></text:p>
      <text:p text:style-name="P2"><text:tab/><text:tab/> <text:s text:c="9"/>case 2:pop();</text:p>
      <text:p text:style-name="P2"><text:tab/><text:tab/><text:tab/> <text:s text:c="10"/>break;</text:p>
      <text:p text:style-name="P2"><text:soft-page-break/><text:tab/><text:tab/><text:tab/></text:p>
      <text:p text:style-name="P2"><text:tab/><text:tab/><text:tab/>case 3:display();</text:p>
      <text:p text:style-name="P2"><text:tab/><text:tab/><text:tab/> <text:s text:c="10"/>break;</text:p>
      <text:p text:style-name="P2"><text:tab/><text:tab/>}</text:p>
      <text:p text:style-name="P2"><text:tab/>}while(ch&lt;4);</text:p>
      <text:p text:style-name="P2">}</text:p>
      <text:p text:style-name="P2"/>
      <text:p text:style-name="P4">2) accept string and display reverse.</text:p>
      <text:p text:style-name="P2">#include&lt;stdio.h&gt;</text:p>
      <text:p text:style-name="P3">#include&lt;process.h&gt;</text:p>
      <text:p text:style-name="P2">#define MAX 5</text:p>
      <text:p text:style-name="P2"/>
      <text:p text:style-name="P2">struct stack</text:p>
      <text:p text:style-name="P2">{</text:p>
      <text:p text:style-name="P2"><text:tab/>char a[MAX];</text:p>
      <text:p text:style-name="P2"><text:tab/>int top;</text:p>
      <text:p text:style-name="P2">}s;</text:p>
      <text:p text:style-name="P2"/>
      <text:p text:style-name="P2">void init()</text:p>
      <text:p text:style-name="P2">{</text:p>
      <text:p text:style-name="P2"><text:tab/>s.top=-1;</text:p>
      <text:p text:style-name="P2">}</text:p>
      <text:p text:style-name="P2"/>
      <text:p text:style-name="P2">int isfull()</text:p>
      <text:p text:style-name="P2">{</text:p>
      <text:p text:style-name="P2"><text:tab/>if(s.top==MAX-1)</text:p>
      <text:p text:style-name="P2"><text:tab/>return 1;</text:p>
      <text:p text:style-name="P2"><text:tab/>else</text:p>
      <text:p text:style-name="P2"><text:tab/>return 0;</text:p>
      <text:p text:style-name="P2">}</text:p>
      <text:p text:style-name="P2"/>
      <text:p text:style-name="P2">int isempty()</text:p>
      <text:p text:style-name="P2">{</text:p>
      <text:p text:style-name="P2"><text:tab/>if(s.top==-1)</text:p>
      <text:p text:style-name="P2"><text:tab/>return 1;</text:p>
      <text:p text:style-name="P2"><text:tab/>else</text:p>
      <text:p text:style-name="P2"><text:tab/>return 0;</text:p>
      <text:p text:style-name="P2">}</text:p>
      <text:p text:style-name="P2"/>
      <text:p text:style-name="P2">void push(char c)</text:p>
      <text:p text:style-name="P2">{</text:p>
      <text:p text:style-name="P2"><text:tab/>if(isfull())</text:p>
      <text:p text:style-name="P2"><text:tab/>{</text:p>
      <text:p text:style-name="P2"><text:soft-page-break/><text:tab/><text:tab/>printf("stack is full");</text:p>
      <text:p text:style-name="P2"><text:tab/>}</text:p>
      <text:p text:style-name="P2"><text:tab/>else</text:p>
      <text:p text:style-name="P2"><text:tab/>{</text:p>
      <text:p text:style-name="P2"><text:tab/><text:tab/>s.top++;</text:p>
      <text:p text:style-name="P2"><text:tab/><text:tab/>s.a[s.top]=c;</text:p>
      <text:p text:style-name="P2"><text:tab/>}</text:p>
      <text:p text:style-name="P2">}</text:p>
      <text:p text:style-name="P2"/>
      <text:p text:style-name="P2">void display()</text:p>
      <text:p text:style-name="P2">{</text:p>
      <text:p text:style-name="P2"><text:tab/>int i;</text:p>
      <text:p text:style-name="P2"><text:tab/>for(i=s.top;i&gt;=0;i--)</text:p>
      <text:p text:style-name="P2"><text:tab/>{</text:p>
      <text:p text:style-name="P2"><text:tab/><text:tab/>printf("%c \n",s.a[i]);</text:p>
      <text:p text:style-name="P2"><text:tab/>}</text:p>
      <text:p text:style-name="P2">}</text:p>
      <text:p text:style-name="P2"/>
      <text:p text:style-name="P2">int main()</text:p>
      <text:p text:style-name="P2">{</text:p>
      <text:p text:style-name="P2"><text:tab/>int i;</text:p>
      <text:p text:style-name="P2"><text:tab/>char s1[20];</text:p>
      <text:p text:style-name="P2"><text:tab/>init();</text:p>
      <text:p text:style-name="P2"><text:tab/>printf("enter string=");</text:p>
      <text:p text:style-name="P2"><text:tab/>gets(s1);</text:p>
      <text:p text:style-name="P2"><text:tab/>display();</text:p>
      <text:p text:style-name="P2"><text:tab/>for(i=0;s1[i]!='\0';i++)</text:p>
      <text:p text:style-name="P2"><text:tab/>{</text:p>
      <text:p text:style-name="P2"><text:tab/><text:tab/>push(s1[i]);</text:p>
      <text:p text:style-name="P2"><text:tab/>}</text:p>
      <text:p text:style-name="P2"><text:tab/>printf("reverse string=");</text:p>
      <text:p text:style-name="P2"><text:tab/>display();</text:p>
      <text:p text:style-name="P2">}</text:p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3) accept string and check pallindrome or not.</text:p>
      <text:p text:style-name="P2">#include&lt;stdio.h&gt;</text:p>
      <text:p text:style-name="P2">#define MAX 5</text:p>
      <text:p text:style-name="P2"/>
      <text:p text:style-name="P2">struct stack</text:p>
      <text:p text:style-name="P2">{</text:p>
      <text:p text:style-name="P2"><text:tab/>char a[MAX];</text:p>
      <text:p text:style-name="P2"><text:tab/>int top;</text:p>
      <text:p text:style-name="P2">}s;</text:p>
      <text:p text:style-name="P2"/>
      <text:p text:style-name="P2">void init()</text:p>
      <text:p text:style-name="P2">{</text:p>
      <text:p text:style-name="P2"><text:tab/>s.top=-1;</text:p>
      <text:p text:style-name="P2">}</text:p>
      <text:p text:style-name="P2"/>
      <text:p text:style-name="P2">int isfull()</text:p>
      <text:p text:style-name="P2">{</text:p>
      <text:p text:style-name="P2"><text:tab/>if(s.top==MAX-1)</text:p>
      <text:p text:style-name="P2"><text:tab/>return 1;</text:p>
      <text:p text:style-name="P2"><text:tab/>else</text:p>
      <text:p text:style-name="P2"><text:tab/>return 0;</text:p>
      <text:p text:style-name="P2">}</text:p>
      <text:p text:style-name="P2"/>
      <text:p text:style-name="P2">int isempty()</text:p>
      <text:p text:style-name="P2">{</text:p>
      <text:p text:style-name="P2"><text:tab/>if(s.top==-1)</text:p>
      <text:p text:style-name="P2"><text:tab/>return 1;</text:p>
      <text:p text:style-name="P2"><text:tab/>else</text:p>
      <text:p text:style-name="P2"><text:tab/>return 0;</text:p>
      <text:p text:style-name="P2">}</text:p>
      <text:p text:style-name="P2"/>
      <text:p text:style-name="P2">void push(char c)</text:p>
      <text:p text:style-name="P2">{</text:p>
      <text:p text:style-name="P2"><text:tab/>if(isfull())</text:p>
      <text:p text:style-name="P2"><text:tab/>{</text:p>
      <text:p text:style-name="P2"><text:tab/><text:tab/>printf("stack is full");</text:p>
      <text:p text:style-name="P2"><text:tab/>}</text:p>
      <text:p text:style-name="P2"><text:tab/>else</text:p>
      <text:p text:style-name="P2"><text:tab/>{</text:p>
      <text:p text:style-name="P2"><text:tab/><text:tab/>s.top++;</text:p>
      <text:p text:style-name="P2"><text:tab/><text:tab/>s.a[s.top]=c;</text:p>
      <text:p text:style-name="P2"><text:tab/>}</text:p>
      <text:p text:style-name="P2">}</text:p>
      <text:p text:style-name="P2"><text:soft-page-break/></text:p>
      <text:p text:style-name="P2">char pop()</text:p>
      <text:p text:style-name="P2">{</text:p>
      <text:p text:style-name="P2"><text:tab/>char val;</text:p>
      <text:p text:style-name="P2"><text:tab/>if(isempty())</text:p>
      <text:p text:style-name="P2"><text:tab/>{</text:p>
      <text:p text:style-name="P2"><text:tab/><text:tab/>printf("stack is empty");</text:p>
      <text:p text:style-name="P2"><text:tab/>}</text:p>
      <text:p text:style-name="P2"><text:tab/>else</text:p>
      <text:p text:style-name="P2"><text:tab/>{</text:p>
      <text:p text:style-name="P2"><text:tab/><text:tab/>val=s.a[s.top];</text:p>
      <text:p text:style-name="P2"><text:tab/><text:tab/>s.top--;</text:p>
      <text:p text:style-name="P2"><text:tab/><text:tab/>return val;</text:p>
      <text:p text:style-name="P2"><text:tab/>}</text:p>
      <text:p text:style-name="P2">}</text:p>
      <text:p text:style-name="P2"/>
      <text:p text:style-name="P2">int main()</text:p>
      <text:p text:style-name="P2">{</text:p>
      <text:p text:style-name="P2"><text:tab/>int i;</text:p>
      <text:p text:style-name="P2"><text:tab/>char s1[20];</text:p>
      <text:p text:style-name="P2"><text:tab/>printf("enter string=");</text:p>
      <text:p text:style-name="P2"><text:tab/>gets(s1);</text:p>
      <text:p text:style-name="P2"><text:tab/>init();</text:p>
      <text:p text:style-name="P2"><text:tab/>for(i=0;s1[i]!='\0';i++)</text:p>
      <text:p text:style-name="P2"><text:tab/>{</text:p>
      <text:p text:style-name="P2"><text:tab/><text:tab/>push(s1[i]);</text:p>
      <text:p text:style-name="P2"><text:tab/>}</text:p>
      <text:p text:style-name="P2"><text:tab/>for(i=0;s1[i]!='\0';i++)</text:p>
      <text:p text:style-name="P2"><text:tab/>{</text:p>
      <text:p text:style-name="P2"><text:tab/><text:tab/>if(s1[i]!=pop())</text:p>
      <text:p text:style-name="P2"><text:tab/><text:tab/>break;</text:p>
      <text:p text:style-name="P2"><text:tab/>}</text:p>
      <text:p text:style-name="P2"><text:tab/></text:p>
      <text:p text:style-name="P2"><text:tab/>if(isempty())</text:p>
      <text:p text:style-name="P2"><text:tab/>printf("string is pallindrome");</text:p>
      <text:p text:style-name="P2"><text:tab/>else</text:p>
      <text:p text:style-name="P2"><text:tab/>printf("string is not pallindrome");</text:p>
      <text:p text:style-name="P2">}</text:p>
      <text:p text:style-name="P2"/>
      <text:p text:style-name="P2"/>
      <text:p text:style-name="P4"/>
      <text:p text:style-name="P4"/>
      <text:p text:style-name="P4"/>
      <text:p text:style-name="P4"><text:soft-page-break/>4) accept expression and check is fully parenthesis or not.</text:p>
      <text:p text:style-name="P2">#include&lt;stdio.h&gt;</text:p>
      <text:p text:style-name="P2">#include&lt;process.h&gt;</text:p>
      <text:p text:style-name="P2">#define MAX 5</text:p>
      <text:p text:style-name="P2"/>
      <text:p text:style-name="P2">struct stack</text:p>
      <text:p text:style-name="P2">{</text:p>
      <text:p text:style-name="P2"><text:tab/>char a[MAX];</text:p>
      <text:p text:style-name="P2"><text:tab/>int top;</text:p>
      <text:p text:style-name="P2">}s;</text:p>
      <text:p text:style-name="P2"/>
      <text:p text:style-name="P2">void init()</text:p>
      <text:p text:style-name="P2">{</text:p>
      <text:p text:style-name="P2"><text:tab/>s.top=-1;</text:p>
      <text:p text:style-name="P2">}</text:p>
      <text:p text:style-name="P2"/>
      <text:p text:style-name="P2">int isfull()</text:p>
      <text:p text:style-name="P2">{</text:p>
      <text:p text:style-name="P2"><text:tab/>if(s.top==MAX-1)</text:p>
      <text:p text:style-name="P2"><text:tab/>return 1;</text:p>
      <text:p text:style-name="P2"><text:tab/>else</text:p>
      <text:p text:style-name="P2"><text:tab/>return 0;</text:p>
      <text:p text:style-name="P2">}</text:p>
      <text:p text:style-name="P2"/>
      <text:p text:style-name="P2">int isempty()</text:p>
      <text:p text:style-name="P2">{</text:p>
      <text:p text:style-name="P2"><text:tab/>if(s.top==-1)</text:p>
      <text:p text:style-name="P2"><text:tab/>return 1;</text:p>
      <text:p text:style-name="P2"><text:tab/>else</text:p>
      <text:p text:style-name="P2"><text:tab/>return 0;</text:p>
      <text:p text:style-name="P2">}</text:p>
      <text:p text:style-name="P2"/>
      <text:p text:style-name="P2">void push(char c)</text:p>
      <text:p text:style-name="P2">{</text:p>
      <text:p text:style-name="P2"><text:tab/>if(isfull())</text:p>
      <text:p text:style-name="P2"><text:tab/>{</text:p>
      <text:p text:style-name="P2"><text:tab/><text:tab/>printf("stack is full");</text:p>
      <text:p text:style-name="P2"><text:tab/>}</text:p>
      <text:p text:style-name="P2"><text:tab/>else</text:p>
      <text:p text:style-name="P2"><text:tab/>{</text:p>
      <text:p text:style-name="P2"><text:tab/><text:tab/>s.top++;</text:p>
      <text:p text:style-name="P2"><text:tab/><text:tab/>s.a[s.top]=c;</text:p>
      <text:p text:style-name="P2"><text:tab/>}</text:p>
      <text:p text:style-name="P2"><text:soft-page-break/>}</text:p>
      <text:p text:style-name="P2"/>
      <text:p text:style-name="P2">char pop()</text:p>
      <text:p text:style-name="P2">{</text:p>
      <text:p text:style-name="P2"><text:tab/>char val;</text:p>
      <text:p text:style-name="P2"><text:tab/>if(isempty())</text:p>
      <text:p text:style-name="P2"><text:tab/>{</text:p>
      <text:p text:style-name="P2"><text:tab/><text:tab/>printf("stack is empty");</text:p>
      <text:p text:style-name="P2"><text:tab/>}</text:p>
      <text:p text:style-name="P2"><text:tab/>else</text:p>
      <text:p text:style-name="P2"><text:tab/>{</text:p>
      <text:p text:style-name="P2"><text:tab/><text:tab/>val=s.a[s.top];</text:p>
      <text:p text:style-name="P2"><text:tab/><text:tab/>s.top--;</text:p>
      <text:p text:style-name="P2"><text:tab/>}</text:p>
      <text:p text:style-name="P2">}</text:p>
      <text:p text:style-name="P2"/>
      <text:p text:style-name="P2">int main()</text:p>
      <text:p text:style-name="P2">{</text:p>
      <text:p text:style-name="P2"><text:tab/>int i;</text:p>
      <text:p text:style-name="P2"><text:tab/>char s1[100];</text:p>
      <text:p text:style-name="P2"><text:tab/>printf("entre expression=");</text:p>
      <text:p text:style-name="P2"><text:tab/>gets(s1);</text:p>
      <text:p text:style-name="P2"><text:tab/>init();</text:p>
      <text:p text:style-name="P2"><text:tab/>for(i=0;s1[i]!='\0';i++)</text:p>
      <text:p text:style-name="P2"><text:tab/>{</text:p>
      <text:p text:style-name="P2"><text:tab/><text:tab/>if(s1[i]=='(')</text:p>
      <text:p text:style-name="P2"><text:tab/><text:tab/>push(s1[i]);</text:p>
      <text:p text:style-name="P2"><text:tab/><text:tab/></text:p>
      <text:p text:style-name="P2"><text:tab/><text:tab/>if(s1[i]==')')</text:p>
      <text:p text:style-name="P2"><text:tab/><text:tab/>{</text:p>
      <text:p text:style-name="P2"><text:tab/><text:tab/><text:tab/>if(isempty())</text:p>
      <text:p text:style-name="P2"><text:tab/><text:tab/><text:tab/>{</text:p>
      <text:p text:style-name="P2"><text:tab/><text:tab/><text:tab/><text:tab/>printf("not parenthesis");</text:p>
      <text:p text:style-name="P2"><text:tab/><text:tab/><text:tab/><text:tab/>exit(0);</text:p>
      <text:p text:style-name="P2"><text:tab/><text:tab/><text:tab/>}</text:p>
      <text:p text:style-name="P2"><text:tab/><text:tab/><text:tab/>else</text:p>
      <text:p text:style-name="P2"><text:tab/><text:tab/><text:tab/>{</text:p>
      <text:p text:style-name="P2"><text:tab/><text:tab/><text:tab/><text:tab/>pop();</text:p>
      <text:p text:style-name="P2"><text:tab/><text:tab/><text:tab/>}</text:p>
      <text:p text:style-name="P2"><text:tab/><text:tab/>}</text:p>
      <text:p text:style-name="P2"><text:tab/>}<text:tab/></text:p>
      <text:p text:style-name="P2"><text:tab/>if(isempty())</text:p>
      <text:p text:style-name="P2"><text:tab/>printf("fully parenthesis");</text:p>
      <text:p text:style-name="P2"><text:soft-page-break/><text:tab/>else</text:p>
      <text:p text:style-name="P2"><text:tab/>printf("not fully parenthesis");</text:p>
      <text:p text:style-name="P2">}</text:p>
      <text:p text:style-name="P2"/>
      <text:p text:style-name="P4">5) evaluate the expression using stack.</text:p>
      <text:p text:style-name="P2">#include&lt;stdio.h&gt;</text:p>
      <text:p text:style-name="P2">#define MAX 50</text:p>
      <text:p text:style-name="P2"/>
      <text:p text:style-name="P2">struct stack <text:s text:c="17"/>// expression: A*B$C+D*E/F.</text:p>
      <text:p text:style-name="P2">{</text:p>
      <text:p text:style-name="P2"><text:tab/>int a[MAX];</text:p>
      <text:p text:style-name="P2"><text:tab/>int top;</text:p>
      <text:p text:style-name="P2">}s1;</text:p>
      <text:p text:style-name="P2">void init()</text:p>
      <text:p text:style-name="P2">{</text:p>
      <text:p text:style-name="P2"><text:tab/>s1.top=-1;</text:p>
      <text:p text:style-name="P2">}</text:p>
      <text:p text:style-name="P2"/>
      <text:p text:style-name="P2">int isempty()</text:p>
      <text:p text:style-name="P2">{</text:p>
      <text:p text:style-name="P2"><text:tab/>if(s1.top==-1)</text:p>
      <text:p text:style-name="P2"><text:tab/>return 1;</text:p>
      <text:p text:style-name="P2"><text:tab/>else </text:p>
      <text:p text:style-name="P2"><text:tab/>return 0;</text:p>
      <text:p text:style-name="P2">}</text:p>
      <text:p text:style-name="P2"/>
      <text:p text:style-name="P2">int isfull()</text:p>
      <text:p text:style-name="P2">{</text:p>
      <text:p text:style-name="P2"><text:tab/>if(s1.top==MAX-1)</text:p>
      <text:p text:style-name="P2"><text:tab/>return 1;</text:p>
      <text:p text:style-name="P2"><text:tab/>else</text:p>
      <text:p text:style-name="P2"><text:tab/>return 0;</text:p>
      <text:p text:style-name="P2">}</text:p>
      <text:p text:style-name="P2"/>
      <text:p text:style-name="P2">void push(int num)</text:p>
      <text:p text:style-name="P2">{</text:p>
      <text:p text:style-name="P2"><text:tab/>if(isfull())</text:p>
      <text:p text:style-name="P2"><text:tab/>{</text:p>
      <text:p text:style-name="P2"><text:tab/><text:tab/>printf("stack is full");</text:p>
      <text:p text:style-name="P2"><text:tab/>}</text:p>
      <text:p text:style-name="P2"><text:tab/>else</text:p>
      <text:p text:style-name="P2"><text:tab/>{</text:p>
      <text:p text:style-name="P2"><text:tab/><text:tab/>s1.top++;</text:p>
      <text:p text:style-name="P2"><text:soft-page-break/><text:tab/><text:tab/>s1.a[s1.top]=num;</text:p>
      <text:p text:style-name="P2"><text:tab/>}</text:p>
      <text:p text:style-name="P2">}</text:p>
      <text:p text:style-name="P2"/>
      <text:p text:style-name="P2">int pop()</text:p>
      <text:p text:style-name="P2">{</text:p>
      <text:p text:style-name="P2"><text:tab/>int v;</text:p>
      <text:p text:style-name="P2"><text:tab/>if(isempty())</text:p>
      <text:p text:style-name="P2"><text:tab/>{</text:p>
      <text:p text:style-name="P2"><text:tab/><text:tab/>printf("stack is empty");</text:p>
      <text:p text:style-name="P2"><text:tab/>}</text:p>
      <text:p text:style-name="P2"><text:tab/>else</text:p>
      <text:p text:style-name="P2"><text:tab/>{</text:p>
      <text:p text:style-name="P2"><text:s text:c="4"/><text:tab/>v=s1.a[s1.top];</text:p>
      <text:p text:style-name="P2"><text:tab/> <text:s text:c="3"/>s1.top--;</text:p>
      <text:p text:style-name="P2"><text:s text:c="5"/><text:tab/>return v;</text:p>
      <text:p text:style-name="P2"><text:s text:c="3"/>}</text:p>
      <text:p text:style-name="P2">}</text:p>
      <text:p text:style-name="P2"/>
      <text:p text:style-name="P2">int main()</text:p>
      <text:p text:style-name="P2">{</text:p>
      <text:p text:style-name="P2"><text:tab/>char postfix[20];</text:p>
      <text:p text:style-name="P2"><text:tab/>int a,b,c,d,val1,val2,result,i;</text:p>
      <text:p text:style-name="P2"><text:tab/>printf("enter expression=");</text:p>
      <text:p text:style-name="P2"><text:tab/>gets(postfix);</text:p>
      <text:p text:style-name="P2"><text:tab/>printf("enter value of a,b,c,d=");</text:p>
      <text:p text:style-name="P2"><text:tab/>scanf("%d%d%d%d",&amp;a,&amp;b,&amp;c,&amp;d);</text:p>
      <text:p text:style-name="P2"><text:tab/>for(i=0;postfix[i]!='\0';i++)</text:p>
      <text:p text:style-name="P2"><text:tab/>{</text:p>
      <text:p text:style-name="P2"><text:tab/><text:tab/>if(postfix[i]=='a')</text:p>
      <text:p text:style-name="P2"><text:tab/><text:tab/> <text:s text:c="2"/>push(a);</text:p>
      <text:p text:style-name="P2"/>
      <text:p text:style-name="P2"><text:tab/><text:tab/>else if(postfix[i]=='b')</text:p>
      <text:p text:style-name="P2"><text:tab/><text:tab/> <text:s text:c="2"/>push(b);</text:p>
      <text:p text:style-name="P2"/>
      <text:p text:style-name="P2"><text:tab/><text:tab/> <text:s text:c="2"/>else if(postfix[i]=='c') </text:p>
      <text:p text:style-name="P2"><text:tab/><text:tab/> <text:s text:c="2"/>push(c);</text:p>
      <text:p text:style-name="P2"/>
      <text:p text:style-name="P2"><text:tab/><text:tab/> <text:s text:c="2"/>else if(postfix[i]=='d')</text:p>
      <text:p text:style-name="P2"><text:tab/><text:tab/> <text:s text:c="2"/>push(d);</text:p>
      <text:p text:style-name="P2"/>
      <text:p text:style-name="P2"/>
      <text:p text:style-name="P2"/>
      <text:p text:style-name="P2"><text:soft-page-break/><text:tab/><text:tab/> <text:s text:c="2"/>else</text:p>
      <text:p text:style-name="P2"><text:tab/><text:tab/> <text:s text:c="2"/>{</text:p>
      <text:p text:style-name="P2"><text:tab/><text:tab/> <text:s text:c="2"/><text:tab/>val1=pop();</text:p>
      <text:p text:style-name="P2"><text:tab/><text:tab/> <text:s text:c="2"/><text:tab/>val2=pop();</text:p>
      <text:p text:style-name="P2"/>
      <text:p text:style-name="P2"><text:tab/><text:tab/> <text:s text:c="2"/><text:tab/>if(postfix[i]=='+')</text:p>
      <text:p text:style-name="P2"><text:tab/><text:tab/> <text:s text:c="2"/><text:tab/>result=val2+val1;</text:p>
      <text:p text:style-name="P2"/>
      <text:p text:style-name="P2"><text:tab/><text:tab/> <text:s text:c="2"/><text:tab/>if(postfix[i]=='-')</text:p>
      <text:p text:style-name="P2"><text:tab/><text:tab/> <text:s text:c="2"/><text:tab/>result=val2-val1;</text:p>
      <text:p text:style-name="P2"/>
      <text:p text:style-name="P2"><text:tab/><text:tab/> <text:s text:c="2"/><text:tab/>if(postfix[i]=='*')</text:p>
      <text:p text:style-name="P2"><text:tab/><text:tab/> <text:s text:c="2"/><text:tab/>result=val2*val1;</text:p>
      <text:p text:style-name="P2"/>
      <text:p text:style-name="P2"><text:tab/><text:tab/> <text:s text:c="2"/><text:tab/>if(postfix[i]=='/')</text:p>
      <text:p text:style-name="P2"><text:tab/><text:tab/> <text:s text:c="2"/><text:tab/>result=val2/val1;</text:p>
      <text:p text:style-name="P2"/>
      <text:p text:style-name="P2"><text:tab/><text:tab/> <text:s text:c="2"/><text:tab/>push(result);</text:p>
      <text:p text:style-name="P2"><text:tab/><text:tab/> <text:s text:c="2"/>}</text:p>
      <text:p text:style-name="P2"><text:tab/>}</text:p>
      <text:p text:style-name="P2"><text:tab/>printf("result=%d",pop());</text:p>
      <text:p text:style-name="P2">}</text:p>
      <text:p text:style-name="P2"/>
      <text:p text:style-name="P7">6) perform operations on stack <text:span text:style-name="T3">copy and check identical</text:span></text:p>
      <text:p text:style-name="P11">#include&lt;stdio.h&gt;</text:p>
      <text:p text:style-name="P11">#define MAX 5</text:p>
      <text:p text:style-name="P11"/>
      <text:p text:style-name="P11">struct stack</text:p>
      <text:p text:style-name="P11">{</text:p>
      <text:p text:style-name="P11"><text:tab/>int top;</text:p>
      <text:p text:style-name="P11"><text:tab/>int a[MAX];</text:p>
      <text:p text:style-name="P11">}s,s2; <text:s text:c="47"/>// here s2 is use in copy function.</text:p>
      <text:p text:style-name="P11"/>
      <text:p text:style-name="P11">void init()</text:p>
      <text:p text:style-name="P11">{</text:p>
      <text:p text:style-name="P11"><text:s text:c="2"/>s.top=-1;<text:tab/></text:p>
      <text:p text:style-name="P11">}</text:p>
      <text:p text:style-name="P11"/>
      <text:p text:style-name="P11">int isempty()</text:p>
      <text:p text:style-name="P11">{</text:p>
      <text:p text:style-name="P11"><text:tab/>if(s.top==-1)</text:p>
      <text:p text:style-name="P11"><text:tab/>return 1;</text:p>
      <text:p text:style-name="P11"><text:tab/>else</text:p>
      <text:p text:style-name="P11"><text:soft-page-break/><text:tab/>return 0;</text:p>
      <text:p text:style-name="P11">}</text:p>
      <text:p text:style-name="P11"/>
      <text:p text:style-name="P11">int isfull()</text:p>
      <text:p text:style-name="P11">{</text:p>
      <text:p text:style-name="P11"><text:tab/>if(s.top==MAX-1)</text:p>
      <text:p text:style-name="P11"><text:tab/>return 1;</text:p>
      <text:p text:style-name="P11"><text:tab/>else</text:p>
      <text:p text:style-name="P11"><text:tab/>return 0;</text:p>
      <text:p text:style-name="P11">}</text:p>
      <text:p text:style-name="P11"/>
      <text:p text:style-name="P11">void push(int num)</text:p>
      <text:p text:style-name="P11">{</text:p>
      <text:p text:style-name="P11"><text:tab/>if(isfull())</text:p>
      <text:p text:style-name="P11"><text:tab/>{</text:p>
      <text:p text:style-name="P11"><text:tab/><text:tab/>printf("stack is full");</text:p>
      <text:p text:style-name="P11"><text:tab/>}</text:p>
      <text:p text:style-name="P11"><text:tab/>else</text:p>
      <text:p text:style-name="P11"><text:tab/>{</text:p>
      <text:p text:style-name="P11"><text:tab/><text:tab/>s.top++;</text:p>
      <text:p text:style-name="P11"><text:tab/><text:tab/>s.a[s.top]=num;</text:p>
      <text:p text:style-name="P11"><text:tab/>}</text:p>
      <text:p text:style-name="P11">}</text:p>
      <text:p text:style-name="P11"/>
      <text:p text:style-name="P11"/>
      <text:p text:style-name="P11"/>
      <text:p text:style-name="P11">void pop()</text:p>
      <text:p text:style-name="P11">{</text:p>
      <text:p text:style-name="P11"><text:tab/>int val;</text:p>
      <text:p text:style-name="P11"><text:tab/>if(isempty())</text:p>
      <text:p text:style-name="P11"><text:tab/>{</text:p>
      <text:p text:style-name="P11"><text:tab/><text:tab/>printf("stack is empty");</text:p>
      <text:p text:style-name="P11"><text:tab/>}</text:p>
      <text:p text:style-name="P11"><text:tab/>else</text:p>
      <text:p text:style-name="P11"><text:tab/>{</text:p>
      <text:p text:style-name="P11"><text:tab/><text:tab/>val=s.a[s.top];</text:p>
      <text:p text:style-name="P11"><text:tab/><text:tab/>s.top--;</text:p>
      <text:p text:style-name="P11"><text:tab/>}</text:p>
      <text:p text:style-name="P11">}<text:tab/></text:p>
      <text:p text:style-name="P11"/>
      <text:p text:style-name="P11">void display()</text:p>
      <text:p text:style-name="P11">{</text:p>
      <text:p text:style-name="P11"><text:tab/>int i;</text:p>
      <text:p text:style-name="P11"><text:soft-page-break/><text:tab/>for(i=s.top;i&gt;=0;i--)</text:p>
      <text:p text:style-name="P11"><text:tab/>{</text:p>
      <text:p text:style-name="P11"><text:tab/><text:tab/>printf("%d\n",s.a[i]);</text:p>
      <text:p text:style-name="P11"><text:tab/>}</text:p>
      <text:p text:style-name="P11">}</text:p>
      <text:p text:style-name="P11"/>
      <text:p text:style-name="P11">void copy()</text:p>
      <text:p text:style-name="P11">{</text:p>
      <text:p text:style-name="P11"><text:tab/>int i;</text:p>
      <text:p text:style-name="P11"><text:tab/>s2.top=-1;</text:p>
      <text:p text:style-name="P11"><text:tab/>for(i=0;i&lt;=s.top;i++)</text:p>
      <text:p text:style-name="P11"><text:tab/>{</text:p>
      <text:p text:style-name="P11"><text:tab/><text:tab/>s2.top++;</text:p>
      <text:p text:style-name="P11"><text:tab/><text:tab/>s2.a[s2.top]=s.a[i];</text:p>
      <text:p text:style-name="P11"><text:tab/>}</text:p>
      <text:p text:style-name="P11">}</text:p>
      <text:p text:style-name="P11"/>
      <text:p text:style-name="P11">void disp_copy()</text:p>
      <text:p text:style-name="P11">{</text:p>
      <text:p text:style-name="P11"><text:tab/>int i;</text:p>
      <text:p text:style-name="P11"><text:tab/>for(i=s2.top;i&gt;=0;i--)</text:p>
      <text:p text:style-name="P11"><text:tab/>{</text:p>
      <text:p text:style-name="P11"><text:tab/><text:tab/>printf("%d\n",s2.a[i]);</text:p>
      <text:p text:style-name="P11"><text:tab/>}</text:p>
      <text:p text:style-name="P11">}</text:p>
      <text:p text:style-name="P11"/>
      <text:p text:style-name="P11"/>
      <text:p text:style-name="P11"/>
      <text:p text:style-name="P11">void check_identical(struct stack s,struct stack s2)</text:p>
      <text:p text:style-name="P11">{</text:p>
      <text:p text:style-name="P11"><text:tab/>int f=0,i;</text:p>
      <text:p text:style-name="P11"><text:tab/>for(i=0;i&lt;s.top;i++)</text:p>
      <text:p text:style-name="P11"><text:tab/>{</text:p>
      <text:p text:style-name="P11"><text:tab/><text:tab/>if(s.a[i]!=s2.a[i])</text:p>
      <text:p text:style-name="P11"><text:tab/><text:tab/>f=1;</text:p>
      <text:p text:style-name="P11"><text:tab/>}</text:p>
      <text:p text:style-name="P11"><text:tab/></text:p>
      <text:p text:style-name="P11"><text:tab/>if(f==0)</text:p>
      <text:p text:style-name="P11"><text:tab/>printf("identical");</text:p>
      <text:p text:style-name="P11"><text:tab/>else</text:p>
      <text:p text:style-name="P11"><text:tab/>printf("not identical");</text:p>
      <text:p text:style-name="P11">}</text:p>
      <text:p text:style-name="P11"/>
      <text:p text:style-name="P11"><text:soft-page-break/></text:p>
      <text:p text:style-name="P11">void reverse()</text:p>
      <text:p text:style-name="P11">{</text:p>
      <text:p text:style-name="P11"><text:tab/>int i;</text:p>
      <text:p text:style-name="P11"><text:tab/>for(i=0;i&lt;=s.top;i++)</text:p>
      <text:p text:style-name="P11"><text:tab/>{</text:p>
      <text:p text:style-name="P11"><text:tab/><text:tab/>printf("%d\n",s.a[i]);</text:p>
      <text:p text:style-name="P11"><text:tab/>}</text:p>
      <text:p text:style-name="P11">}</text:p>
      <text:p text:style-name="P11"/>
      <text:p text:style-name="P11">int main()</text:p>
      <text:p text:style-name="P11">{</text:p>
      <text:p text:style-name="P11"><text:tab/>init();</text:p>
      <text:p text:style-name="P11"><text:tab/>int ch,num;</text:p>
      <text:p text:style-name="P11"><text:tab/>do</text:p>
      <text:p text:style-name="P11"><text:tab/>{</text:p>
      <text:p text:style-name="P11"><text:tab/><text:tab/>printf("\n 1:push \n 2:pop \n 3:display \n 4:disp copy");</text:p>
      <text:p text:style-name="P11"><text:tab/><text:tab/>printf("\n 5:check_identical \n 6:reverse");</text:p>
      <text:p text:style-name="P11"><text:tab/><text:tab/>printf("\n enter choice=");</text:p>
      <text:p text:style-name="P11"><text:tab/><text:tab/>scanf("%d",&amp;ch);</text:p>
      <text:p text:style-name="P11"><text:tab/><text:tab/>switch(ch)</text:p>
      <text:p text:style-name="P11"><text:tab/><text:tab/>{</text:p>
      <text:p text:style-name="P11"><text:tab/><text:tab/><text:tab/>case 1:printf("enter number=");</text:p>
      <text:p text:style-name="P11"><text:tab/><text:tab/><text:tab/><text:tab/> <text:s text:c="2"/>scanf("%d",&amp;num);</text:p>
      <text:p text:style-name="P11"><text:tab/><text:tab/><text:tab/><text:tab/> <text:s text:c="2"/>push(num);</text:p>
      <text:p text:style-name="P11"><text:tab/><text:tab/><text:tab/><text:tab/> <text:s text:c="2"/>break;</text:p>
      <text:p text:style-name="P11"><text:tab/><text:tab/><text:tab/><text:tab/> <text:s text:c="2"/></text:p>
      <text:p text:style-name="P11"><text:tab/><text:tab/><text:tab/>case 2:pop();</text:p>
      <text:p text:style-name="P11"><text:tab/><text:tab/><text:tab/><text:tab/> <text:s text:c="2"/>break;</text:p>
      <text:p text:style-name="P11"><text:tab/><text:tab/><text:tab/></text:p>
      <text:p text:style-name="P11"><text:tab/><text:tab/><text:tab/>case 3:display();</text:p>
      <text:p text:style-name="P11"><text:tab/><text:tab/><text:tab/><text:tab/> <text:s text:c="2"/>break;</text:p>
      <text:p text:style-name="P11"><text:tab/><text:tab/><text:tab/><text:tab/> <text:s text:c="2"/></text:p>
      <text:p text:style-name="P11"><text:tab/><text:tab/><text:tab/>case 4:printf("display copy stack \n");</text:p>
      <text:p text:style-name="P11"><text:tab/><text:tab/><text:tab/><text:tab/> <text:s text:c="2"/>copy();</text:p>
      <text:p text:style-name="P11"><text:tab/><text:tab/><text:tab/><text:tab/> <text:s text:c="2"/>disp_copy();</text:p>
      <text:p text:style-name="P11"><text:tab/><text:tab/><text:tab/><text:tab/> <text:s text:c="2"/>break;</text:p>
      <text:p text:style-name="P11"><text:tab/><text:tab/><text:tab/><text:tab/> <text:s text:c="2"/></text:p>
      <text:p text:style-name="P11"><text:tab/><text:tab/><text:tab/>case 5:check_identical(s,s2);</text:p>
      <text:p text:style-name="P11"><text:tab/><text:tab/><text:tab/><text:tab/> <text:s text:c="2"/>break;</text:p>
      <text:p text:style-name="P11"><text:tab/><text:tab/><text:tab/><text:tab/> <text:s text:c="2"/></text:p>
      <text:p text:style-name="P11"><text:tab/><text:tab/><text:tab/>case 6:reverse();</text:p>
      <text:p text:style-name="P11"><text:tab/><text:tab/><text:tab/><text:tab/> <text:s text:c="2"/>break;</text:p>
      <text:p text:style-name="P11"><text:soft-page-break/><text:tab/><text:tab/>}</text:p>
      <text:p text:style-name="P11"><text:tab/>}while(ch&lt;7);</text:p>
      <text:p text:style-name="P11">}</text:p>
      <text:p text:style-name="P11"/>
      <text:p text:style-name="P7">7) dynamic stack</text:p>
      <text:p text:style-name="P2">#include&lt;stdio.h&gt;</text:p>
      <text:p text:style-name="P2">#include&lt;stdlib.h&gt;</text:p>
      <text:p text:style-name="P2"/>
      <text:p text:style-name="P2">typedef struct stack </text:p>
      <text:p text:style-name="P2">{</text:p>
      <text:p text:style-name="P2"><text:tab/>int data;</text:p>
      <text:p text:style-name="P2"><text:tab/>struct stack *next;</text:p>
      <text:p text:style-name="P2">}NODE;</text:p>
      <text:p text:style-name="P2"/>
      <text:p text:style-name="P2">NODE *top;</text:p>
      <text:p text:style-name="P2"/>
      <text:p text:style-name="P2">void init()</text:p>
      <text:p text:style-name="P2">{</text:p>
      <text:p text:style-name="P2"><text:tab/>top=NULL;</text:p>
      <text:p text:style-name="P2">}</text:p>
      <text:p text:style-name="P2"/>
      <text:p text:style-name="P2">int isempty()</text:p>
      <text:p text:style-name="P2">{</text:p>
      <text:p text:style-name="P2"><text:tab/>if(top==NULL)</text:p>
      <text:p text:style-name="P2"><text:tab/>return 1;</text:p>
      <text:p text:style-name="P2"><text:tab/>else</text:p>
      <text:p text:style-name="P2"><text:tab/>return 0;</text:p>
      <text:p text:style-name="P2">}</text:p>
      <text:p text:style-name="P2"/>
      <text:p text:style-name="P2">void push(int num)</text:p>
      <text:p text:style-name="P2">{</text:p>
      <text:p text:style-name="P2"><text:tab/>NODE *newnode;</text:p>
      <text:p text:style-name="P2"><text:tab/>newnode=(NODE*)malloc(sizeof(NODE));</text:p>
      <text:p text:style-name="P2"><text:tab/>newnode-&gt;data=num;</text:p>
      <text:p text:style-name="P2"><text:tab/>newnode-&gt;next=top;</text:p>
      <text:p text:style-name="P2"><text:tab/>top=newnode;</text:p>
      <text:p text:style-name="P2"><text:tab/>printf("\n push.....");</text:p>
      <text:p text:style-name="P2">}</text:p>
      <text:p text:style-name="P2"/>
      <text:p text:style-name="P2">int pop()</text:p>
      <text:p text:style-name="P2">{</text:p>
      <text:p text:style-name="P2"><text:tab/>int val;</text:p>
      <text:p text:style-name="P2"><text:tab/>NODE *temp;</text:p>
      <text:p text:style-name="P2"><text:soft-page-break/><text:tab/>if(isempty())</text:p>
      <text:p text:style-name="P2"><text:tab/>{</text:p>
      <text:p text:style-name="P2"><text:tab/><text:tab/>printf("stack is uderflow");</text:p>
      <text:p text:style-name="P2"><text:tab/>}</text:p>
      <text:p text:style-name="P2"><text:tab/>else</text:p>
      <text:p text:style-name="P2"><text:tab/>{</text:p>
      <text:p text:style-name="P2"><text:tab/><text:tab/>temp=top;</text:p>
      <text:p text:style-name="P2"><text:tab/><text:tab/>val=temp-&gt;data;</text:p>
      <text:p text:style-name="P2"><text:tab/><text:tab/>top=top-&gt;next;</text:p>
      <text:p text:style-name="P2"><text:tab/><text:tab/>free(temp);</text:p>
      <text:p text:style-name="P2"><text:tab/><text:tab/>return val;</text:p>
      <text:p text:style-name="P2"><text:tab/>}</text:p>
      <text:p text:style-name="P2">}</text:p>
      <text:p text:style-name="P2"/>
      <text:p text:style-name="P2">int peek()</text:p>
      <text:p text:style-name="P2">{</text:p>
      <text:p text:style-name="P2"><text:tab/>return(top-&gt;data);</text:p>
      <text:p text:style-name="P2">}</text:p>
      <text:p text:style-name="P2"/>
      <text:p text:style-name="P2">void display()</text:p>
      <text:p text:style-name="P2">{</text:p>
      <text:p text:style-name="P2"><text:tab/>NODE *temp;</text:p>
      <text:p text:style-name="P2"><text:tab/>for(temp=top;temp!=NULL;temp=temp-&gt;next)</text:p>
      <text:p text:style-name="P2"><text:tab/>{</text:p>
      <text:p text:style-name="P2"><text:tab/><text:tab/>printf("%d\t",temp-&gt;data);</text:p>
      <text:p text:style-name="P2"><text:tab/>}</text:p>
      <text:p text:style-name="P2">}</text:p>
      <text:p text:style-name="P2"/>
      <text:p text:style-name="P2">int main()</text:p>
      <text:p text:style-name="P2">{</text:p>
      <text:p text:style-name="P2"><text:tab/>int ch,num;</text:p>
      <text:p text:style-name="P2"><text:tab/>init();</text:p>
      <text:p text:style-name="P2"><text:tab/>do{</text:p>
      <text:p text:style-name="P2"><text:tab/><text:tab/></text:p>
      <text:p text:style-name="P2"><text:tab/><text:tab/>printf("\n 1: push \n 2:pop \n 3:peek \n 4:display");</text:p>
      <text:p text:style-name="P2"><text:tab/><text:tab/>printf("\n enter choice=");</text:p>
      <text:p text:style-name="P2"><text:tab/><text:tab/>scanf("%d",&amp;ch);</text:p>
      <text:p text:style-name="P2"><text:tab/><text:tab/>switch(ch)</text:p>
      <text:p text:style-name="P2"><text:tab/><text:tab/>{</text:p>
      <text:p text:style-name="P2"><text:tab/><text:tab/><text:tab/>case 1:printf("enter num=");</text:p>
      <text:p text:style-name="P2"><text:tab/><text:tab/><text:tab/><text:tab/> <text:s text:c="2"/>scanf("%d",&amp;num);</text:p>
      <text:p text:style-name="P2"><text:tab/><text:tab/><text:tab/><text:tab/> <text:s text:c="2"/>push(num);</text:p>
      <text:p text:style-name="P2"><text:tab/><text:tab/><text:tab/><text:tab/> <text:s text:c="2"/>break;</text:p>
      <text:p text:style-name="P2"><text:soft-page-break/><text:tab/><text:tab/><text:tab/><text:tab/> <text:s text:c="2"/></text:p>
      <text:p text:style-name="P2"><text:tab/><text:tab/><text:tab/>case 2:printf("pop value=%d",pop());</text:p>
      <text:p text:style-name="P2"><text:tab/><text:tab/><text:tab/><text:tab/> <text:s text:c="2"/>break;</text:p>
      <text:p text:style-name="P2"><text:tab/><text:tab/><text:tab/><text:tab/> <text:s text:c="2"/></text:p>
      <text:p text:style-name="P2"><text:tab/><text:tab/><text:tab/>case 3:printf("top most element=%d",peek());</text:p>
      <text:p text:style-name="P2"><text:tab/><text:tab/><text:tab/><text:tab/> <text:s text:c="2"/>break;</text:p>
      <text:p text:style-name="P2"><text:tab/><text:tab/><text:tab/><text:tab/> <text:s text:c="2"/></text:p>
      <text:p text:style-name="P2"><text:tab/><text:tab/><text:tab/>case 4:display();</text:p>
      <text:p text:style-name="P2"><text:tab/><text:tab/><text:tab/><text:tab/> <text:s text:c="2"/>break;</text:p>
      <text:p text:style-name="P2"><text:tab/><text:tab/>}</text:p>
      <text:p text:style-name="P2"><text:tab/>}while(ch&lt;5);</text:p>
      <text:p text:style-name="P2">}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padding="0.049cm" fo:border="none"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fo:padding="0.049cm" fo:border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bold" officeooo:rsid="00134060" officeooo:paragraph-rsid="00176397" style:font-size-asian="14pt" style:font-weight-asian="bold" style:font-size-complex="14pt" style:font-weight-complex="bold"/>
    </style:style>
    <style:style style:name="MT1" style:family="text">
      <style:text-properties officeooo:rsid="0017639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</text:span>tack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7T02:15:51.866114494</meta:creation-date>
    <dc:date>2023-02-09T14:06:14.488157402</dc:date>
    <meta:editing-duration>PT57M24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17" meta:paragraph-count="610" meta:word-count="912" meta:character-count="6880" meta:non-whitespace-character-count="5636"/>
  </office:meta>
</office:document-meta>
</file>